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style:font-name="Times New Roman" fo:font-size="18pt" fo:font-weight="bold" style:font-size-asian="18pt" style:font-weight-asian="bold" style:font-name-complex="Times New Roman1" style:font-size-complex="18pt" style:font-weight-complex="bold"/>
    </style:style>
    <style:style style:name="P3" style:family="paragraph" style:parent-style-name="Standard" style:master-page-name="Standard">
      <style:paragraph-properties fo:margin-top="0cm" fo:margin-bottom="0cm" loext:contextual-spacing="false" fo:line-height="100%" style:page-number="auto"/>
    </style:style>
    <style:style style:name="T1" style:family="text">
      <style:text-properties style:font-name="Times New Roman" fo:font-size="18pt" fo:font-style="italic" fo:font-weight="bold" style:font-size-asian="18pt" style:font-style-asian="italic" style:font-weight-asian="bold" style:font-name-complex="Times New Roman1" style:font-size-complex="18pt" style:font-style-complex="italic" style:font-weight-complex="bold"/>
    </style:style>
    <style:style style:name="T2" style:family="text">
      <style:text-properties style:font-name="Times New Roman" fo:font-size="18pt" style:font-size-asian="18pt" style:font-name-complex="Times New Roman1" style:font-size-complex="18pt"/>
    </style:style>
    <style:style style:name="T3" style:family="text">
      <style:text-properties style:font-name="Times New Roman" fo:font-size="18pt" fo:font-weight="bold" style:font-size-asian="18pt" style:font-weight-asian="bold" style:font-name-complex="Times New Roman1"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start text:name="_GoBack"/><text:span text:style-name="T1">nd, lång</text:span></text:p>
      <text:p text:style-name="P1"><text:span text:style-name="T2">Neljäle riikinpelmannille jaethaan kulttuuripalkinto <text:s/></text:span></text:p>
      <text:p text:style-name="P1"><text:span text:style-name="T2">”Levittävvä ja elävöittevä kansanmusikkia” <text:s/></text:span></text:p>
      <text:p text:style-name="P1"><text:span text:style-name="T2">TORNIONLAAKSO</text:span></text:p>
      <text:p text:style-name="P1"><text:span text:style-name="T3">Riikinpelmannit Fredrik Hangasjärvi, Pajalasta, Daniel Wikslund, Tjautjaksesta, ja Svante Lindqvist ja Göran Eriksson, Luulajasta, saava palkinon heän elämänaijan kestänheestä Norrbottenin kansanmusikin innotuksesta. </text:span></text:p>
      <text:p text:style-name="P1"><text:span text:style-name="T2">Sparbanken Nord jakkaa näile neljäle mainitun pankon kulttuuripalkinon. <text:s/></text:span></text:p>
      <text:p text:style-name="P1"><text:span text:style-name="T2">– Net pitävä huolta Norrbottenin musikkiperintheistä ja net tekevä korvaamatonta työtä levittääksheen ja elvyttääksheen meän kansanmusikkia, sannoo Gunnar Eikeland, Sparbanken Nordin vt.</text:span></text:p>
      <text:p text:style-name="P1"><text:span text:style-name="T3"><text:line-break/>Svante ensin</text:span></text:p>
      <text:p text:style-name="P1"><text:span text:style-name="T2">Sen lisäksi sanothaan, ette vuen kulttuuripalkinon saajat pellaava vaikutettuina ruottalaisesta, suomalaisesta ja saamelaisesta perintheestä. Kaikin oon riikinpelmannia, mikä oon kunnianosotus, jonka saavuttaa ko oon pelanu arvostelulautakunnale ja niiltä saanu heän korkeiman hyväksynnän. </text:span></text:p>
      <text:p text:style-name="P1"><text:span text:style-name="T2">Göran, Svante ja Daniel pellaava fiulia, Fredrik kaksrivistä duurisoittopeliä. <text:s/>Svante Lindqvist oon aikasemmin saanu villin harvinaisen kultamerkin – kunnon kunnianosotuksen. <text:s text:c="2"/></text:span></text:p>
      <text:p text:style-name="P1"><text:span text:style-name="T2">Kuten muutki Svante tykkää, ette se oon hullunhauskaa ko kansanmusikki saapi huomiota. Itte hään oon vanhiin läänin riikinpelmannista. Se hänestä tuli jo 1977. </text:span></text:p>
      <text:p text:style-name="P2"/>
      <text:p text:style-name="P1"><text:span text:style-name="T3">Arvokhaita panoksia <text:s/></text:span></text:p>
      <text:p text:style-name="P1"><text:span text:style-name="T2">Palkinonjakajanna oli Gusten Granström, Sparbanken Nordin puhheenjohtaja, pankon vastuumieskokkouksessa, tuorestaina 14. huhtikuuta Piitimessä.<text:line-break/><text:line-break/></text:span></text:p>
      <text:p text:style-name="P1"><text:span text:style-name="T2">Tämä tällä hetkelä aijankohtanen palkinto oon jaettu vuesta 2004 ihmisille taikka föreninkile. Se annethaan arvokhaista panoksista Norrbottenin kulttuurielähmään. <text:s/></text:span></text:p>
      <text:p text:style-name="P1"><text:span text:style-name="T2">Eeliset palkinonsaajat oon seuraavat:</text:span></text:p>
      <text:p text:style-name="P1"><text:span text:style-name="T3">2004 </text:span><text:span text:style-name="T2">Albert Falk, jäätaiteilija, Jällivaara</text:span></text:p>
      <text:p text:style-name="P1"><text:span text:style-name="T3">2005 </text:span><text:span text:style-name="T2">Ingela Bergman, Hopeamuseo, Arjepluuki</text:span></text:p>
      <text:p text:style-name="P1"><text:span text:style-name="T2">2006 Ulla ja Ronny Eriksson, Krukutiili, Piitin</text:span></text:p>
      <text:p text:style-name="P1"><text:span text:style-name="T3">2007 </text:span><text:span text:style-name="T2">Lars Pirak, taiteilija, Jokkmokki</text:span></text:p>
      <text:p text:style-name="P1"><text:span text:style-name="T3">2008 </text:span><text:span text:style-name="T2">Båtsuoj mettäsaamesentteri, Arvidsjauri</text:span></text:p>
      <text:p text:style-name="P1"><text:span text:style-name="T3">2009 </text:span><text:span text:style-name="T2">Sture Berglund, taiteilija, Piitin</text:span></text:p>
      <text:p text:style-name="P1"><text:span text:style-name="T3">2010 </text:span><text:span text:style-name="T2">Agneta Andersson, taiteilija, Kiruna</text:span></text:p>
      <text:p text:style-name="P1"><text:span text:style-name="T3">2011 </text:span><text:span text:style-name="T2">Bengt Pohjanen, kirjailia, Ylikainus</text:span></text:p>
      <text:p text:style-name="P1"><text:span text:style-name="T3">2012 </text:span><text:span text:style-name="T2">Arjepluukin filmifästivaali</text:span></text:p>
      <text:p text:style-name="P1"><text:soft-page-break/><text:span text:style-name="T3">2013 </text:span><text:span text:style-name="T2">Musikkiföreninki Tuhanen säveltä, Kiruna</text:span></text:p>
      <text:p text:style-name="P1"><text:span text:style-name="T3">2014 </text:span><text:span text:style-name="T2">Mikael Niemi, Pajala</text:span></text:p>
      <text:p text:style-name="P1"><text:span text:style-name="T2"><text:s/></text:span></text:p>
      <text:p text:style-name="P1"><text:span text:style-name="T1">Marianne Berglund, namn</text:span></text:p>
      <text:p text:style-name="P1"><text:span text:style-name="T2">Riikinpelmannit Daniel Wikslund ja Fredrik Hangasjärvi palkithaan heän panoksesta musikkielähmään <text:s/></text:span></text:p>
      <text:p text:style-name="P1"><text:span text:style-name="T3">Bild: Kulturpris2-MB.JPG </text:span><text:span text:style-name="T2">74</text:span></text:p>
      <text:p text:style-name="P1"><text:span text:style-name="T1">Marianne Berglund, namn</text:span></text:p>
      <text:p text:style-name="Standard"><text:span text:style-name="T2">Riikinpelmannit Göran Eriksson ja Svante Lindqvist saava pankon kulttuuripalkinon <text:s/></text:span><text:bookmark-end text:name="_GoBac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ngt</meta:initial-creator>
    <dc:creator>Bengt</dc:creator>
    <meta:editing-cycles>8</meta:editing-cycles>
    <meta:creation-date>2016-04-19T14:54:00</meta:creation-date>
    <dc:date>2016-04-20T09:01:00</dc:date>
    <meta:editing-duration>PT1H40M</meta:editing-duration>
    <meta:generator>LibreOffice/6.4.6.2$Linux_X86_64 LibreOffice_project/40$Build-2</meta:generator>
    <meta:document-statistic meta:table-count="0" meta:image-count="0" meta:object-count="0" meta:page-count="2" meta:paragraph-count="32" meta:word-count="256" meta:character-count="2297" meta:non-whitespace-character-count="204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